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text-properties officeooo:rsid="008c59fd" officeooo:paragraph-rsid="006624ff"/>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34520384" text:id="ct5023452038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34520384"/></text:p>
        <text:p text:style-name="P12"><text:change-end text:change-id="ct50234520384"/></text:p>
        <text:p text:style-name="P12"/>
        <text:p text:style-name="P12"/>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11:49:25.990587000</dc:date>
    <meta:generator>LibreOffice/25.8.3.2$MacOSX_AARCH64 LibreOffice_project/8ca8d55c161d602844f5428fa4b58097424e324e</meta:generator>
    <meta:initial-creator/>
    <meta:creation-date>2025-12-28T20:01:58.000</meta:creation-date>
    <meta:keyword/>
    <meta:editing-duration>P3DT16H9M9S</meta:editing-duration>
    <meta:editing-cycles>164</meta:editing-cycles>
    <meta:document-statistic meta:table-count="1" meta:image-count="0" meta:object-count="0" meta:page-count="15" meta:paragraph-count="95" meta:word-count="2271" meta:character-count="17751" meta:non-whitespace-character-count="15587"/>
    <meta:user-defined meta:name="Category"/>
    <meta:user-defined meta:name="Company"/>
    <meta:user-defined meta:name="IndividualWorkKey"/>
    <meta:user-defined meta:name="Manager"/>
  </office:meta>
</office:document-meta>
</file>